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="Arrow" draw:marker-start-width="0.3cm" draw:marker-end="Arrow" draw:marker-end-width="0.3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8.9cm" svg:height="8.9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8cm" svg:height="9cm" svg:x="13.9cm" svg:y="4cm">
          <text:p text:style-name="P2"><text:span text:style-name="T1">О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4cm" svg:height="3cm" svg:x="2.8cm" svg:y="6.1cm">
          <text:p text:style-name="P2"><text:span text:style-name="T1">Регистр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2.8cm" svg:x="2.9cm" svg:y="9.7cm">
          <text:p text:style-name="P2"><text:span text:style-name="T1">У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2.8cm" svg:x="7.1cm" svg:y="9.7cm">
          <text:p text:style-name="P2"><text:span text:style-name="T1">АЛ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cm" svg:y1="8.9cm" svg:x2="13.9cm" svg:y2="8.9cm">
          <text:p/>
        </draw:line>
        <draw:frame draw:style-name="gr3" draw:text-style-name="P3" draw:layer="layout" svg:width="2.786cm" svg:height="1.295cm" svg:x="11.1cm" svg:y="7.505cm">
          <draw:text-box>
            <text:p text:style-name="P3"><text:span text:style-name="T1">Шина</text:span></text:p>
          </draw:text-box>
        </draw:frame>
        <draw:frame draw:style-name="gr3" draw:text-style-name="P3" draw:layer="layout" svg:width="1.838cm" svg:height="1.295cm" svg:x="5.662cm" svg:y="4.4cm">
          <draw:text-box>
            <text:p><text:span text:style-name="T1">ЦП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08T10:12:13</meta:creation-date>
    <dc:date>2013-07-08T10:47:22</dc:date>
    <dc:creator>cleric </dc:creator>
    <meta:editing-duration>PT19M59S</meta:editing-duration>
    <meta:editing-cycles>3</meta:editing-cycles>
    <meta:generator>LibreOffice/3.5$Linux_x86 LibreOffice_project/350m1$Build-2</meta:generator>
    <meta:document-statistic meta:object-count="8"/>
  </office:meta>
</office:document-meta>
</file>